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c05f" officeooo:paragraph-rsid="0021c05f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1c05f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21e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create a standard of adding <text:span text:style-name="T6">a sign with a clickable link to</text:span> the railway map in every station.</text:p>
      <text:p text:style-name="P1"/>
      <text:p text:style-name="P1">And proceeds.</text:p>
      <text:p text:style-name="P1"/>
      <text:p text:style-name="P1">Signed by,</text:p>
      <text:p text:style-name="P2">RedPanda_4</text:p>
      <text:p text:style-name="P1"/>
      <text:p text:style-name="P1"/>
      <text:p text:style-name="P1"/>
      <text:p text:style-name="P4"><text:span text:style-name="T1">[</text:span><text:span text:style-name="T2">Motion 52-6: To add a link to the map of the rail network in every stati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21:37:11.826810806</dc:date>
    <meta:editing-duration>PT3M24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4" meta:character-count="362" meta:non-whitespace-character-count="305"/>
  </office:meta>
</office:document-meta>
</file>